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pt" fo:font-weight="bold" officeooo:paragraph-rsid="000af6a4" style:font-size-asian="11pt" style:font-weight-asian="bold" style:font-size-complex="11pt"/>
    </style:style>
    <style:style style:name="P2" style:family="paragraph" style:parent-style-name="Standard">
      <style:text-properties fo:font-size="11pt" fo:font-weight="bold" officeooo:rsid="000c088e" officeooo:paragraph-rsid="000c088e" style:font-size-asian="11pt" style:font-weight-asian="bold" style:font-size-complex="11pt"/>
    </style:style>
    <style:style style:name="P3" style:family="paragraph" style:parent-style-name="Standard">
      <style:paragraph-properties fo:text-align="justify" style:justify-single-word="false"/>
      <style:text-properties fo:font-size="11pt" fo:font-style="italic" officeooo:paragraph-rsid="000af6a4" style:font-size-asian="11pt" style:font-style-asian="italic" style:font-size-complex="11pt"/>
    </style:style>
    <style:style style:name="P4" style:family="paragraph" style:parent-style-name="Standard">
      <style:paragraph-properties fo:text-align="justify" style:justify-single-word="false"/>
      <style:text-properties fo:color="#ff0000" fo:font-size="11pt" fo:font-style="italic" officeooo:paragraph-rsid="000af6a4" style:font-size-asian="11pt" style:font-style-asian="italic" style:font-size-complex="11pt"/>
    </style:style>
    <style:style style:name="P5" style:family="paragraph" style:parent-style-name="Standard">
      <style:paragraph-properties fo:text-align="justify" style:justify-single-word="false"/>
      <style:text-properties officeooo:paragraph-rsid="000af6a4"/>
    </style:style>
    <style:style style:name="P6" style:family="paragraph" style:parent-style-name="Standard">
      <style:paragraph-properties fo:text-align="justify" style:justify-single-word="false"/>
      <style:text-properties fo:color="#ce181e" fo:font-size="11pt" fo:font-style="italic" officeooo:rsid="000c088e" officeooo:paragraph-rsid="000c088e" style:font-size-asian="11pt" style:font-style-asian="italic" style:font-size-complex="11pt"/>
    </style:style>
    <style:style style:name="P7" style:family="paragraph" style:parent-style-name="Standard">
      <style:paragraph-properties fo:text-align="justify" style:justify-single-word="false"/>
      <style:text-properties fo:color="#ce181e" officeooo:rsid="000c088e" officeooo:paragraph-rsid="000c088e"/>
    </style:style>
    <style:style style:name="P8" style:family="paragraph" style:parent-style-name="Standard">
      <style:paragraph-properties fo:text-align="justify" style:justify-single-word="false"/>
      <style:text-properties fo:color="#000000" fo:font-size="11pt" fo:font-style="italic" officeooo:rsid="000c088e" officeooo:paragraph-rsid="000af6a4" style:font-size-asian="11pt" style:font-style-asian="italic" style:font-size-complex="11pt"/>
    </style:style>
    <style:style style:name="P9" style:family="paragraph" style:parent-style-name="Standard">
      <style:paragraph-properties fo:margin-top="0.423cm" fo:margin-bottom="0cm" loext:contextual-spacing="false"/>
      <style:text-properties fo:color="#000000" fo:font-size="11pt" fo:font-weight="bold" officeooo:paragraph-rsid="000af6a4" style:font-size-asian="11pt" style:font-weight-asian="bold" style:font-size-complex="11pt"/>
    </style:style>
    <style:style style:name="P10" style:family="paragraph" style:parent-style-name="Standard">
      <style:paragraph-properties fo:margin-top="0.423cm" fo:margin-bottom="0.423cm" loext:contextual-spacing="false" fo:text-align="justify" style:justify-single-word="false"/>
      <style:text-properties officeooo:paragraph-rsid="000af6a4"/>
    </style:style>
    <style:style style:name="P11" style:family="paragraph" style:parent-style-name="Standard">
      <style:paragraph-properties fo:margin-top="0.423cm" fo:margin-bottom="0.423cm" loext:contextual-spacing="false" fo:text-align="justify" style:justify-single-word="false"/>
      <style:text-properties fo:color="#000000" fo:font-size="11pt" fo:font-style="italic" officeooo:paragraph-rsid="000af6a4" style:font-size-asian="11pt" style:font-style-asian="italic" style:font-size-complex="11pt"/>
    </style:style>
    <style:style style:name="P12" style:family="paragraph" style:parent-style-name="Standard">
      <style:paragraph-properties fo:margin-top="0.423cm" fo:margin-bottom="0.423cm" loext:contextual-spacing="false" fo:text-align="justify" style:justify-single-word="false"/>
      <style:text-properties fo:color="#000000" fo:font-size="11pt" fo:font-style="italic" officeooo:paragraph-rsid="000af6a4" style:font-size-asian="11pt" style:font-style-asian="italic" style:font-size-complex="11pt" style:font-weight-complex="bold"/>
    </style:style>
    <style:style style:name="P13" style:family="paragraph" style:parent-style-name="Standard">
      <style:paragraph-properties fo:margin-top="0.423cm" fo:margin-bottom="0.423cm" loext:contextual-spacing="false" fo:text-align="justify" style:justify-single-word="false"/>
      <style:text-properties fo:color="#ce181e" fo:font-size="11pt" fo:font-style="normal" officeooo:rsid="000af6a4" officeooo:paragraph-rsid="000af6a4" style:font-size-asian="11pt" style:font-style-asian="normal" style:font-size-complex="11pt" style:font-style-complex="normal"/>
    </style:style>
    <style:style style:name="P14" style:family="paragraph" style:parent-style-name="Standard">
      <style:paragraph-properties fo:margin-top="0.423cm" fo:margin-bottom="0.423cm" loext:contextual-spacing="false" fo:text-align="justify" style:justify-single-word="false"/>
      <style:text-properties fo:color="#ce181e" fo:font-size="11pt" fo:font-style="italic" officeooo:rsid="000c088e" officeooo:paragraph-rsid="000c088e" style:font-size-asian="11pt" style:font-style-asian="italic" style:font-size-complex="11pt"/>
    </style:style>
    <style:style style:name="P15" style:family="paragraph" style:parent-style-name="Standard">
      <style:paragraph-properties fo:margin-top="0.423cm" fo:margin-bottom="0.423cm" loext:contextual-spacing="false" style:line-height-at-least="0.423cm" fo:text-align="justify" style:justify-single-word="false"/>
      <style:text-properties fo:color="#ce181e" fo:font-size="11pt" fo:font-style="italic" officeooo:rsid="000c088e" officeooo:paragraph-rsid="000c088e" style:font-size-asian="11pt" style:font-style-asian="italic" style:font-size-complex="11pt"/>
    </style:style>
    <style:style style:name="P16" style:family="paragraph" style:parent-style-name="Standard">
      <style:paragraph-properties fo:margin-top="0.423cm" fo:margin-bottom="0.423cm" loext:contextual-spacing="false" fo:text-align="justify" style:justify-single-word="false"/>
      <style:text-properties fo:color="#ce181e" fo:font-size="11pt" fo:font-style="italic" officeooo:rsid="000c088e" officeooo:paragraph-rsid="000c088e" style:font-size-asian="11pt" style:font-style-asian="italic" style:font-size-complex="11pt" style:font-weight-complex="bold"/>
    </style:style>
    <style:style style:name="P17" style:family="paragraph" style:parent-style-name="Standard">
      <style:paragraph-properties fo:margin-top="0.423cm" fo:margin-bottom="0.423cm" loext:contextual-spacing="false" style:line-height-at-least="0.423cm" fo:text-align="justify" style:justify-single-word="false"/>
      <style:text-properties officeooo:paragraph-rsid="000af6a4"/>
    </style:style>
    <style:style style:name="P18" style:family="paragraph" style:parent-style-name="E3_20_Normal_20_1">
      <style:text-properties fo:color="#943634" style:font-name="Arial" fo:font-size="11pt" fo:language="ca" fo:country="ES" fo:font-style="italic" officeooo:paragraph-rsid="000af6a4" style:font-size-asian="11pt" style:font-style-asian="italic" style:font-name-complex="Arial" style:font-size-complex="11pt"/>
    </style:style>
    <style:style style:name="P19" style:family="paragraph" style:parent-style-name="Normal_20__28_Web_29_">
      <style:text-properties style:font-name="Liberation Serif" officeooo:paragraph-rsid="000af6a4"/>
    </style:style>
    <style:style style:name="P20" style:family="paragraph" style:parent-style-name="Normal_20__28_Web_29_">
      <style:text-properties fo:color="#ce181e" style:font-name="Liberation Serif" fo:font-size="11pt" fo:language="ca" fo:country="ES" fo:font-style="italic" officeooo:rsid="000c088e" officeooo:paragraph-rsid="000c088e" style:font-size-asian="11pt" style:font-style-asian="italic" style:font-name-complex="Arial" style:font-size-complex="11pt" style:font-style-complex="italic"/>
    </style:style>
    <style:style style:name="P21" style:family="paragraph" style:parent-style-name="Standard">
      <style:paragraph-properties fo:margin-top="0.423cm" fo:margin-bottom="0.423cm" loext:contextual-spacing="false" fo:text-align="justify" style:justify-single-word="false"/>
      <style:text-properties fo:color="#ce181e" fo:font-size="11pt" fo:font-style="italic" officeooo:rsid="000d163e" officeooo:paragraph-rsid="000d163e" style:font-size-asian="11pt" style:font-style-asian="italic" style:font-size-complex="11pt"/>
    </style:style>
    <style:style style:name="P22" style:family="paragraph" style:parent-style-name="Standard">
      <style:paragraph-properties fo:margin-top="0.423cm" fo:margin-bottom="0.423cm" loext:contextual-spacing="false" fo:text-align="justify" style:justify-single-word="false"/>
      <style:text-properties fo:color="#ce181e" officeooo:rsid="000ee7fa" officeooo:paragraph-rsid="000ee7fa"/>
    </style:style>
    <style:style style:name="P23" style:family="paragraph" style:parent-style-name="Standard">
      <style:paragraph-properties fo:margin-top="0.423cm" fo:margin-bottom="0.423cm" loext:contextual-spacing="false" fo:text-align="justify" style:justify-single-word="false"/>
      <style:text-properties fo:color="#000000" fo:font-size="11pt" fo:font-style="italic" officeooo:paragraph-rsid="000af6a4" style:font-size-asian="11pt" style:font-style-asian="italic" style:font-size-complex="11pt" style:font-weight-complex="bold"/>
    </style:style>
    <style:style style:name="P24" style:family="paragraph" style:parent-style-name="Standard">
      <style:paragraph-properties fo:margin-top="0.423cm" fo:margin-bottom="0.423cm" loext:contextual-spacing="false" fo:text-align="justify" style:justify-single-word="false"/>
      <style:text-properties officeooo:paragraph-rsid="000af6a4"/>
    </style:style>
    <style:style style:name="P25" style:family="paragraph" style:parent-style-name="Standard">
      <style:paragraph-properties fo:margin-top="0.423cm" fo:margin-bottom="0.423cm" loext:contextual-spacing="false" fo:text-align="justify" style:justify-single-word="false"/>
      <style:text-properties officeooo:rsid="000ee7fa" officeooo:paragraph-rsid="000ee7fa"/>
    </style:style>
    <style:style style:name="P26" style:family="paragraph" style:parent-style-name="Cuadrícula_20_clara_20_-_20_Énfasis_20_3">
      <style:paragraph-properties fo:margin-left="0cm" fo:margin-right="0cm" fo:text-align="justify" style:justify-single-word="false" fo:text-indent="0cm" style:auto-text-indent="false"/>
      <style:text-properties officeooo:paragraph-rsid="000af6a4"/>
    </style:style>
    <style:style style:name="P27" style:family="paragraph" style:parent-style-name="Cuadrícula_20_clara_20_-_20_Énfasis_20_3">
      <style:paragraph-properties fo:margin-left="0cm" fo:margin-right="0cm" fo:text-align="justify" style:justify-single-word="false" fo:text-indent="0cm" style:auto-text-indent="false"/>
      <style:text-properties officeooo:rsid="000ee7fa" officeooo:paragraph-rsid="000af6a4"/>
    </style:style>
    <style:style style:name="P28" style:family="paragraph" style:parent-style-name="Cuadrícula_20_clara_20_-_20_Énfasis_20_3">
      <style:paragraph-properties fo:margin-left="0cm" fo:margin-right="0cm" fo:text-align="justify" style:justify-single-word="false" fo:text-indent="0cm" style:auto-text-indent="false"/>
      <style:text-properties officeooo:rsid="000ee7fa" officeooo:paragraph-rsid="000ee7fa"/>
    </style:style>
    <style:style style:name="T1" style:family="text">
      <style:text-properties fo:color="#000000" fo:font-size="11pt" fo:font-style="italic" style:font-size-asian="11pt" style:font-style-asian="italic" style:font-size-complex="11pt"/>
    </style:style>
    <style:style style:name="T2" style:family="text">
      <style:text-properties fo:color="#000000" fo:font-size="11pt" fo:font-style="italic" style:font-size-asian="11pt" style:font-style-asian="italic" style:font-size-complex="11pt" style:font-weight-complex="bold"/>
    </style:style>
    <style:style style:name="T3" style:family="text">
      <style:text-properties fo:color="#000000" fo:font-size="11pt" fo:font-style="italic" fo:font-weight="bold" style:font-size-asian="11pt" style:font-style-asian="italic" style:font-weight-asian="bold" style:font-size-complex="11pt"/>
    </style:style>
    <style:style style:name="T4" style:family="text">
      <style:text-properties fo:color="#000000" fo:font-size="11pt" fo:font-style="italic" style:text-underline-style="solid" style:text-underline-width="auto" style:text-underline-color="font-color" style:font-size-asian="11pt" style:font-style-asian="italic" style:font-size-complex="11pt"/>
    </style:style>
    <style:style style:name="T5" style:family="text">
      <style:text-properties fo:color="#000000" fo:font-size="11pt" style:font-size-asian="11pt" style:font-size-complex="11pt" style:font-style-complex="italic"/>
    </style:style>
    <style:style style:name="T6" style:family="text">
      <style:text-properties fo:color="#000000" fo:font-size="11pt" fo:language="ca" fo:country="ES" fo:font-style="italic" style:font-size-asian="11pt" style:font-style-asian="italic" style:font-name-complex="Arial" style:font-size-complex="11pt"/>
    </style:style>
    <style:style style:name="T7" style:family="text">
      <style:text-properties fo:color="#000000" fo:font-size="11pt" fo:language="ca" fo:country="ES" fo:font-style="italic" style:font-size-asian="11pt" style:font-style-asian="italic" style:font-name-complex="Arial" style:font-size-complex="11pt" style:font-weight-complex="bold"/>
    </style:style>
    <style:style style:name="T8" style:family="text">
      <style:text-properties fo:color="#000000" fo:font-size="11pt" fo:language="ca" fo:country="ES" style:font-size-asian="11pt" style:font-name-complex="Arial" style:font-size-complex="11pt" style:font-style-complex="italic"/>
    </style:style>
    <style:style style:name="T9" style:family="text">
      <style:text-properties fo:color="#000000" style:font-name="Arial" fo:language="ca" fo:country="ES" fo:font-style="italic" style:font-name-asian="Times New Roman" style:language-asian="es" style:country-asian="ES" style:font-style-asian="italic" style:font-name-complex="Arial" style:font-weight-complex="bold"/>
    </style:style>
    <style:style style:name="T10" style:family="text">
      <style:text-properties fo:color="#000000" style:font-name="Arial" fo:language="ca" fo:country="ES" fo:font-style="italic" style:font-style-asian="italic" style:font-name-complex="Arial" style:font-weight-complex="bold"/>
    </style:style>
    <style:style style:name="T11" style:family="text">
      <style:text-properties fo:font-size="11pt" fo:font-style="italic" style:font-size-asian="11pt" style:font-style-asian="italic" style:font-size-complex="11pt"/>
    </style:style>
    <style:style style:name="T12" style:family="text">
      <style:text-properties fo:font-size="11pt" fo:font-style="italic" officeooo:rsid="000c088e" style:font-size-asian="11pt" style:font-style-asian="italic" style:font-size-complex="11pt"/>
    </style:style>
    <style:style style:name="T13" style:family="text">
      <style:text-properties fo:color="#008000" fo:font-size="11pt" fo:font-style="italic" style:font-size-asian="11pt" style:font-style-asian="italic" style:font-size-complex="11pt"/>
    </style:style>
    <style:style style:name="T14" style:family="text">
      <style:text-properties style:font-name="Arial" fo:language="ca" fo:country="ES" fo:font-style="italic" style:font-style-asian="italic" style:font-name-complex="Arial"/>
    </style:style>
    <style:style style:name="T15" style:family="text">
      <style:text-properties officeooo:rsid="000d163e"/>
    </style:style>
    <style:style style:name="T16" style:family="text">
      <style:text-properties fo:color="#ce181e" style:font-name="Arial" fo:language="ca" fo:country="ES" fo:font-style="italic" style:font-style-asian="italic" style:font-name-complex="Arial"/>
    </style:style>
    <style:style style:name="T17" style:family="text">
      <style:text-properties fo:color="#ce181e" fo:font-size="11pt" fo:font-style="italic" style:font-size-asian="11pt" style:font-style-asian="italic"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VA D’ESTUDI CONTINUAT 1 (PEC1)</text:p>
      <text:p text:style-name="P1"/>
      <text:p text:style-name="P2">LEO ARRIOLA MEIKLE</text:p>
      <text:p text:style-name="P1"/>
      <text:p text:style-name="P11">Exercici 1.1: Darrerament, corren rumors que el món està punt d’entrar en una nova recessió. Què vol dir això des de una perspectiva acadèmica? Quins indicadors podries utilitzar per saber que hi ha de cert en aquesta tendència sobre les expectatives econòmiques?</text:p>
      <text:p text:style-name="P13">La recessió s’enten com a un moviment cíclic descendent en la economía, normalment es considera que hi ha recessió en funció del PIB (real) quan aquest ha estat en continua dismunució durant un període de com a mínim dos trimestres. </text:p>
      <text:p text:style-name="P11">Exercici 1.2<text:tab/>Per què es diu que el control dels lloguers pot ser, en molts casos, la tàctica més eficient, després dels bombardejos, per destruir una ciutat?</text:p>
      <text:p text:style-name="P14">Perque el control dels lloguers no incentiva la construcció d’habitag<text:span text:style-name="T15">e.</text:span></text:p>
      <text:p text:style-name="P4"/>
      <text:p text:style-name="P5"><text:span text:style-name="T2">Exercici 1.3</text:span><text:span text:style-name="T3"> </text:span><text:span text:style-name="T11">Espanya és un dels països de la Unió Europea amb una taxa d’atur més alta: Segons la classificació de població activa i de població inactiva, com classificaries als aturats espanyols? Per què?</text:span></text:p>
      <text:p text:style-name="P3"/>
      <text:p text:style-name="P6">La majoria dels parats a Espanya seríen considerats població activa ja que són majors de 16 i tenen les capacitats mentals i físiques per a poder treballar.</text:p>
      <text:p text:style-name="P17"><text:span text:style-name="T2">Exercici 1.4</text:span><text:span text:style-name="T1"> L’any 2019, Donald Trump ha liderat una guerra comercial contra Xina, augmentant els aranzels a la importació de bens xinesos, a la que Xina ha respost augmentant els aranzels a la importació de productes nord-americans. En conseqüència, han augmentat els preus de molts productes. De quin tipus d’inflació estem parlant?</text:span></text:p>
      <text:p text:style-name="P15">Es tractaria d’una inflació de costos o d’oferta ja que al aplicar aranzels als bens xinesos els costos per exportar-los <text:s/>augmenten, inflant així tambe el preu del bé en questió.</text:p>
      <text:p text:style-name="P10"><text:span text:style-name="T2">Exercici 1.5</text:span><text:span text:style-name="T1"> <text:s/>L’economia espanyola ha tancat l’any 2019 amb una inflació acumulada del 0,8%, mentre que ha tingut una inflació subjacent del 1%: quina conclusió trauries d’això?</text:span></text:p>
      <text:p text:style-name="P14">L’inflació subjaçent està subordinada al IPC i aquest no necessàriament reflecteix la inflació real.</text:p>
      <text:p text:style-name="P10"><text:span text:style-name="T2">Exercici 1.6</text:span><text:span text:style-name="T3"> </text:span><text:span text:style-name="T1">L’economia grega és la única de la Unió Europea on els preus s’han reduït al llarg de l’any 2019. <text:s/>Creus que això fa de l’economia grega una economia més competitiva i, en conseqüència és un fenomen molt positiu pels grecs?</text:span></text:p>
      <text:p text:style-name="P14">No, ja que la competivitat d’una economía no està exclusivament basada en els preus y costos relatius.</text:p>
      <text:p text:style-name="P12"/>
      <text:p text:style-name="P10"><text:soft-page-break/><text:span text:style-name="T2">Exercici 1.7</text:span><text:span text:style-name="T1"> <text:s/>Si et diuen que la taxa d’activitat dels espanyols es situa en el 58,74%, tu què entens? Què passaria, amb la taxa d’atur a Espanya, molt probablement, si augmentés la taxa d’activitat dels espanyols?</text:span></text:p>
      <text:p text:style-name="P14">La taxa d’activitat reflecteix la proporció de la població activa entre la població amb capacitat de treballar. Si la taxa d’activitat augmenta pot implicar que la població activa hagi augmentat i pertant la taxa d’atur disminueixi.</text:p>
      <text:p text:style-name="P10"><text:span text:style-name="T2">Exercici 1.8</text:span><text:span text:style-name="T3"> </text:span><text:span text:style-name="T11"><text:s/></text:span><text:span text:style-name="T1">Si afirmem que, <text:s/>en els darrers anys, en el cas espanyol, el </text:span><text:span text:style-name="T4">coeficient</text:span><text:span text:style-name="T1"> de GINI ha augmentat, què estem afirmant, segons a l’ortodòxia econòmica? </text:span></text:p>
      <text:p text:style-name="P14">El coeficient GINI mesura la desigualtat en la distribució de renta. Estem afirmant doncs que la desigualtat economica està en augment, que el capital ha seguit una tendència a acumular-se.</text:p>
      <text:p text:style-name="P10"><text:span text:style-name="T2">Exercici 1.9 </text:span><text:span text:style-name="T3"><text:s/></text:span><text:span text:style-name="T2">A què fa referència la “llei de Gresham”?</text:span></text:p>
      <text:p text:style-name="P16">A les dinàmiques de sistemes monetaris. Especificament com una moneda desplaça a una altre en funció del seu valor.</text:p>
      <text:p text:style-name="P19"><text:span text:style-name="T7">Exercici 1.10</text:span><text:span text:style-name="T6"> A què fa referència la productivitat? és el mateix que l’eficiència? </text:span><text:span text:style-name="T8">(raona la resposta)</text:span></text:p>
      <text:p text:style-name="P20">La productivitat mesura la quantitat de bens o serveis produits en relació als costos/treball destinats a produir-los. L’eficiencia en canvi consisteix en optimitzar la productivitat i obtenir el màxim resultat per els esforços destinats.</text:p>
      <text:p text:style-name="P5"><text:span text:style-name="T2">Exercici 1.11</text:span><text:span text:style-name="T3"> </text:span><text:span text:style-name="T1">Per què es diu que en una economia desenvolupada el diner la fa més eficient? </text:span><text:span text:style-name="T5">(raona la resposta)</text:span><text:span text:style-name="T1"> </text:span></text:p>
      <text:p text:style-name="P8"/>
      <text:p text:style-name="P7"><text:span text:style-name="T12">E</text:span><text:span text:style-name="T11">l diner facilita l’especialització i l’especialització facilita l’eficiència.</text:span></text:p>
      <text:p text:style-name="P10"><text:span text:style-name="T2">Exercici 1.12</text:span><text:span text:style-name="T3"> <text:s/></text:span><text:span text:style-name="T11">Quina seria l’explicació –d’acord amb l’ortodòxia econòmica- de la caiguda de la lliura esterlina amb el fenomen del Brèxit?</text:span></text:p>
      <text:p text:style-name="P21">La gent devant de la volatilitat de la situació cambiaria la seva moneda per una altre més estable i pertant la lliura esterlina quedaria desplaçada per una altre com el dólar o l’euro. Això faria caure la lliura esterlina.</text:p>
      <text:p text:style-name="P10"><text:span text:style-name="T2">Exercici 1.13</text:span><text:span text:style-name="T3"> <text:s/></text:span><text:span text:style-name="T1">Quina és la diferència entre l’economia positiva i l’economia normativa?</text:span></text:p>
      <text:p text:style-name="P21">L’economia positiva intenta descriure <text:s/>el funcionament de l’economia en funció a l’observació de la realitat. En canvi l’economia normativa prediu com aquesta hauría de ser. </text:p>
      <text:p text:style-name="P12"/>
      <text:p text:style-name="P12"/>
      <text:p text:style-name="P10"><text:soft-page-break/><text:span text:style-name="T2">Exercici 1.14<text:tab/></text:span><text:span text:style-name="T3"> </text:span><text:span text:style-name="T11">La funció d’oferta mostra que quantes més unitats s’ofereixen, més augmenten els costos de fer el producte. <text:s/>Però l’idea general que té la gent és que quan comprem més unitats el preu és més baix. <text:s/>Com s’explica aquesta contradicció?</text:span></text:p>
      <text:p text:style-name="P21">Principalment es deu als costos marginals, aquests no son fixes ja que depenen de moltes variables.</text:p>
      <text:p text:style-name="P10"><text:span text:style-name="T2">Exercici 1.15</text:span><text:span text:style-name="T3"> </text:span><text:span text:style-name="T1">La capacitat d'un país com Veneçuela, si no vol patir inflació (de demanda. Veneçuela ha patit una inflació del 10.000.000%, segons el FMI, l’any 2019), de poder emetre més diner "nou", depèn, bàsicament, de ....</text:span><text:span text:style-name="T13"> </text:span></text:p>
      <text:p text:style-name="P22"><text:span text:style-name="T11">Del creixement econòmic de la regió.</text:span></text:p>
      <text:p text:style-name="P26"><text:span text:style-name="T9">Exercici 1.16</text:span><text:span text:style-name="T10"> </text:span><text:span text:style-name="T14">Explica breument, i acadèmicament, com pot ser que en una economia hi hagin molts més diners que els que s’han emès físicament. <text:s/>Els bancs ens estafen?</text:span></text:p>
      <text:p text:style-name="P27"><text:span text:style-name="T16"/></text:p>
      <text:p text:style-name="P28"><text:span text:style-name="T16">Els bancs s’aprofiten del desús del diner dels seus clients per a generar-ne més mitjançant prestecs a altres clients. Pertant técnicament ens están estafant, ja que encara que sigui petita, cap la possibilitat que els diners que nosaltres ingressem mai més els veiem.</text:span></text:p>
      <text:p text:style-name="P10"><text:span text:style-name="T2">Exercici 1.17</text:span><text:span text:style-name="T3"> </text:span><text:span text:style-name="T1">Què opines sobre la idea d’algun líder polític, de que una manera de fer el nostre país més competitiu seria un descens important en els sous dels treballadors, aconseguint un descens dels costos de producció, un abaratiment dels nostres productes i un augment de les nostres exportacions?</text:span></text:p>
      <text:p text:style-name="P25"><text:span text:style-name="T17">Un canvi així generaría una deflació nociva per a la economía.</text:span><text:span text:style-name="T1"> </text:span></text:p>
      <text:p text:style-name="P10"><text:span text:style-name="T2">Exercici 1.18 </text:span><text:span text:style-name="T3"><text:s/></text:span><text:span text:style-name="T1">Què es una ICO (Initial Coin Offerings)?</text:span></text:p>
      <text:p text:style-name="P10"><text:span text:style-name="T2">Exercici 1.19</text:span><text:span text:style-name="T3"> <text:s/></text:span><text:span text:style-name="T11">Si fossis banquer i poguessis triar el coeficient de caixa voldries tenir un coeficient de alt o baix? Justifica la resposta </text:span></text:p>
      <text:p text:style-name="P22"><text:span text:style-name="T11">Veient que en cas de crisis es donaria un rescat bancari com el que va haver-hi despres la crisis dels 2008, el mínim possible. </text:span></text:p>
      <text:p text:style-name="P10"><text:span text:style-name="T2">Exercici 1.20</text:span><text:span text:style-name="T3"> <text:s/></text:span><text:span text:style-name="T1">Cita 6 arguments que ens dona Guillermo de la Dehesa, en el seu article “Siete Falacias sobre la Globalización y la Competitividad” per creure que la competència dels països emergents (Xina, Índia, etc...) no te perquè ser una amenaça pels països europeus.</text:span></text:p>
      <text:p text:style-name="P10"><text:span text:style-name="T2">Exercici 1.21</text:span><text:span text:style-name="T3"> </text:span><text:span text:style-name="T1">Explica qué son els “indicadors avançats” i posa un exemple</text:span><text:span text:style-name="T3">.</text:span></text:p>
      <text:p text:style-name="P10"><text:span text:style-name="T2">Exercici 1.22</text:span><text:span text:style-name="T3"> </text:span><text:span text:style-name="T1"><text:s/>Si hi hagués un concurs de preguntes quina pregunta hauries fet a la resta dels teus companys sobre la documentació llegida?</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3_20_Normal_20_1" style:display-name="E3 Normal 1" style:family="paragraph" style:parent-style-name="Standard">
      <style:paragraph-properties fo:margin-top="0.212cm" fo:margin-bottom="0.212cm" loext:contextual-spacing="false" fo:text-align="justify" style:justify-single-word="false"/>
      <style:text-properties style:font-name="Times New Roman" fo:font-family="'Times New Roman'" style:font-family-generic="roman" style:font-pitch="variable" fo:font-size="11pt" fo:language="es" fo:country="ES" style:font-size-asian="11pt" style:font-name-complex="Times New Roman" style:font-family-complex="'Times New Roman'" style:font-family-generic-complex="roman" style:font-pitch-complex="variable" style:font-size-complex="11pt" style:font-weight-complex="bold"/>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Cuadrícula_20_clara_20_-_20_Énfasis_20_3" style:display-name="Cuadrícula clara - Énfasis 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9:44:53.775433838</meta:creation-date>
    <dc:date>2020-02-20T13:34:54.533549755</dc:date>
    <meta:editing-duration>P2DT2H58M42S</meta:editing-duration>
    <meta:editing-cycles>4</meta:editing-cycles>
    <meta:generator>LibreOffice/6.0.7.3$Linux_X86_64 LibreOffice_project/00m0$Build-3</meta:generator>
    <meta:document-statistic meta:table-count="0" meta:image-count="0" meta:object-count="0" meta:page-count="3" meta:paragraph-count="42" meta:word-count="1068" meta:character-count="6597" meta:non-whitespace-character-count="5545"/>
  </office:meta>
</office:document-meta>
</file>